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2b1" officeooo:paragraph-rsid="001042b1"/>
    </style:style>
    <style:style style:name="P2" style:family="paragraph" style:parent-style-name="Standard">
      <style:text-properties officeooo:paragraph-rsid="001042b1"/>
    </style:style>
    <style:style style:name="P3" style:family="paragraph" style:parent-style-name="Standard">
      <style:text-properties officeooo:rsid="00112c69" officeooo:paragraph-rsid="00112c69"/>
    </style:style>
    <style:style style:name="P4" style:family="paragraph" style:parent-style-name="Standard">
      <style:text-properties officeooo:rsid="0011f8ed" officeooo:paragraph-rsid="0011f8ed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1042b1" officeooo:paragraph-rsid="001042b1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1042b1" officeooo:paragraph-rsid="00112c69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paragraph-rsid="001042b1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112c69" officeooo:paragraph-rsid="00112c69"/>
    </style:style>
    <style:style style:name="P9" style:family="paragraph" style:parent-style-name="Standard">
      <style:paragraph-properties fo:margin-left="0.4925in" fo:margin-right="0in" fo:text-align="end" style:justify-single-word="false" fo:text-indent="0in" style:auto-text-indent="false"/>
      <style:text-properties officeooo:rsid="001042b1" officeooo:paragraph-rsid="001042b1"/>
    </style:style>
    <style:style style:name="P10" style:family="paragraph" style:parent-style-name="Standard">
      <style:paragraph-properties fo:margin-left="0.4925in" fo:margin-right="0in" fo:text-align="end" style:justify-single-word="false" fo:text-indent="0in" style:auto-text-indent="false"/>
      <style:text-properties officeooo:rsid="001042b1" officeooo:paragraph-rsid="00112c69"/>
    </style:style>
    <style:style style:name="P11" style:family="paragraph" style:parent-style-name="Standard">
      <style:paragraph-properties fo:margin-left="0.4925in" fo:margin-right="0in" fo:text-align="end" style:justify-single-word="false" fo:text-indent="0in" style:auto-text-indent="false"/>
      <style:text-properties officeooo:paragraph-rsid="001042b1"/>
    </style:style>
    <style:style style:name="T1" style:family="text">
      <style:text-properties officeooo:rsid="001042b1"/>
    </style:style>
    <style:style style:name="T2" style:family="text">
      <style:text-properties fo:color="#a9b7c6" style:font-name="DejaVu Sans Mono" fo:font-size="15pt"/>
    </style:style>
    <style:style style:name="T3" style:family="text">
      <style:text-properties officeooo:rsid="00112c69"/>
    </style:style>
    <style:style style:name="T4" style:family="text">
      <style:text-properties officeooo:rsid="0011f8e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ing :</text:p>
      <text:p text:style-name="P1">Python – 2.7 </text:p>
      <text:p text:style-name="P1">modules <text:s/>- pika , json , sqlite3 , dicttoxml , pandas</text:p>
      <text:p text:style-name="P3"/>
      <text:p text:style-name="P3">Python <text:span text:style-name="T4">fiels description </text:span>:</text:p>
      <text:p text:style-name="P3">send.py = send request to rabbit . Please <text:span text:style-name="T5">provide</text:span> values <text:span text:style-name="T5">db_path</text:span> and <text:span text:style-name="T5">data_format</text:span> inside the script. </text:p>
      <text:p text:style-name="P4">Receive.py = receive request from send.py.</text:p>
      <text:p text:style-name="P4">db.py = connections to sqlite db.</text:p>
      <text:p text:style-name="P4">format.py = methods returning format type.</text:p>
      <text:p text:style-name="P4">questions.py = hold queries related <text:s/>to questions.</text:p>
      <text:p text:style-name="P4">Main.py = main program. </text:p>
      <text:p text:style-name="P2"/>
      <text:p text:style-name="P2"/>
      <text:p text:style-name="P7"><text:span text:style-name="T1"><text:s/></text:span></text:p>
      <text:p text:style-name="P7"><text:span text:style-name="T1"><text:s text:c="2"/>:כל קובץ מכיל מספר שאלה </text:span></text:p>
      <text:p text:style-name="P5">:שאלות פירוט</text:p>
      <text:p text:style-name="P9">לכל שיר נמצא את מחבר/מלחין שלו ואת סוג שלו <text:s/>- q1</text:p>
      <text:p text:style-name="P9"/>
      <text:p text:style-name="P5"><text:s/>מצא רשימת לקוחות הכוללת שם , טלפון, אימייך , כתובת משורשרת , וכמה רכישות עשה.- q2 <text:s/></text:p>
      <text:p text:style-name="P5"/>
      <text:p text:style-name="P5">כמה דומנים שונים של איימיל יש בכל מדינה <text:s/>- q3</text:p>
      <text:p text:style-name="P9">נלקחו לקוחות ומעסיקים*</text:p>
      <text:p text:style-name="P9"/>
      <text:p text:style-name="P9">לכל מדינה כמה דיסקים נמכרו - q4</text:p>
      <text:p text:style-name="P9"/>
      <text:p text:style-name="P5">לכל מדינה מה הדיסק הכי נמכר ומה מכירות ממנו . - q5</text:p>
      <text:p text:style-name="P9">דיסק = אלבום</text:p>
      <text:p text:style-name="P9"/>
      <text:p text:style-name="P5"><text:s text:c="3"/>מה הדיסק הכי נמכר בארה’’ב החל משנת 2011- q6</text:p>
      <text:p text:style-name="P10">דיסק = אלבום</text:p>
      <text:p text:style-name="P6"/>
      <text:p text:style-name="P10"><text:s/><text:span text:style-name="T3">רשימת לקוחות שחסר בהזמנה שלהם 2 שדות או יותר</text:span>- q7 </text:p>
      <text:p text:style-name="P8">התייחסות רק לטבלת לקוחות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6:30:56.214449387</meta:creation-date>
    <dc:date>2018-11-18T17:03:35.970116192</dc:date>
    <meta:editing-duration>PT1M19S</meta:editing-duration>
    <meta:editing-cycles>1</meta:editing-cycles>
    <meta:document-statistic meta:table-count="0" meta:image-count="0" meta:object-count="0" meta:page-count="1" meta:paragraph-count="24" meta:word-count="159" meta:character-count="853" meta:non-whitespace-character-count="697"/>
    <meta:generator>LibreOffice/5.1.6.2$Linux_X86_64 LibreOffice_project/10m0$Build-2</meta:generator>
  </office:meta>
</office:document-meta>
</file>